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66.71mm"/>
    </style:style>
    <style:style style:name="co17" style:family="table-column">
      <style:table-column-properties fo:break-before="auto" style:column-width="81.69mm"/>
    </style:style>
    <style:style style:name="co18" style:family="table-column">
      <style:table-column-properties fo:break-before="auto" style:column-width="80.73mm"/>
    </style:style>
    <style:style style:name="co19" style:family="table-column">
      <style:table-column-properties fo:break-before="auto" style:column-width="32.91mm"/>
    </style:style>
    <style:style style:name="co20" style:family="table-column">
      <style:table-column-properties fo:break-before="auto" style:column-width="83.93mm"/>
    </style:style>
    <style:style style:name="co21" style:family="table-column">
      <style:table-column-properties fo:break-before="auto" style:column-width="49.76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9.01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7.14mm" fo:break-before="auto" style:use-optimal-row-height="fals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7.39mm" fo:break-before="auto" style:use-optimal-row-height="false"/>
    </style:style>
    <style:style style:name="ro35" style:family="table-row">
      <style:table-row-properties style:row-height="7.69mm" fo:break-before="auto" style:use-optimal-row-height="false"/>
    </style:style>
    <style:style style:name="ro36" style:family="table-row">
      <style:table-row-properties style:row-height="10.71mm" fo:break-before="auto" style:use-optimal-row-height="false"/>
    </style:style>
    <style:style style:name="ro37" style:family="table-row">
      <style:table-row-properties style:row-height="6.51mm" fo:break-before="auto" style:use-optimal-row-height="false"/>
    </style:style>
    <style:style style:name="ro38" style:family="table-row">
      <style:table-row-properties style:row-height="15.86mm" fo:break-before="auto" style:use-optimal-row-height="false"/>
    </style:style>
    <style:style style:name="ro39" style:family="table-row">
      <style:table-row-properties style:row-height="9.95mm" fo:break-before="auto" style:use-optimal-row-height="false"/>
    </style:style>
    <style:style style:name="ro40" style:family="table-row">
      <style:table-row-properties style:row-height="7.27mm" fo:break-before="auto" style:use-optimal-row-height="false"/>
    </style:style>
    <style:style style:name="ro41" style:family="table-row">
      <style:table-row-properties style:row-height="10.04mm" fo:break-before="auto" style:use-optimal-row-height="false"/>
    </style:style>
    <style:style style:name="ro42" style:family="table-row">
      <style:table-row-properties style:row-height="8.93mm" fo:break-before="auto" style:use-optimal-row-height="false"/>
    </style:style>
    <style:style style:name="ro43" style:family="table-row">
      <style:table-row-properties style:row-height="14.22mm" fo:break-before="auto" style:use-optimal-row-height="false"/>
    </style:style>
    <style:style style:name="ro44" style:family="table-row">
      <style:table-row-properties style:row-height="11.24mm" fo:break-before="auto" style:use-optimal-row-height="false"/>
    </style:style>
    <style:style style:name="ro45" style:family="table-row">
      <style:table-row-properties style:row-height="5.94mm" fo:break-before="auto" style:use-optimal-row-height="false"/>
    </style:style>
    <style:style style:name="ro46" style:family="table-row">
      <style:table-row-properties style:row-height="23.48mm" fo:break-before="auto" style:use-optimal-row-height="false"/>
    </style:style>
    <style:style style:name="ro47" style:family="table-row">
      <style:table-row-properties style:row-height="13.88mm" fo:break-before="auto" style:use-optimal-row-height="false"/>
    </style:style>
    <style:style style:name="ro48" style:family="table-row">
      <style:table-row-properties style:row-height="4.5mm" fo:break-before="auto" style:use-optimal-row-height="false"/>
    </style:style>
    <style:style style:name="ro49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0"/>
    <style:style style:name="ce45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2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4">
          <table:table-cell table:style-name="ce31" table:number-columns-repeated="4"/>
          <table:table-cell table:number-columns-repeated="5"/>
        </table:table-row>
        <table:table-row table:style-name="ro24" table:number-rows-repeated="1048550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6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7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8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/>
        </table:table-row>
        <table:table-row table:style-name="ro27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29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s capturar localizaçã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0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1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2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34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1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9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4" table:number-rows-repeated="1048561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7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0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43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Problemas" table:style-name="ta1">
        <table:table-column table:style-name="co16" table:default-cell-style-name="ce8"/>
        <table:table-column table:style-name="co17" table:default-cell-style-name="ce8"/>
        <table:table-column table:style-name="co16" table:default-cell-style-name="ce8"/>
        <table:table-column table:style-name="co18" table:default-cell-style-name="ce8"/>
        <table:table-column table:style-name="co8" table:number-columns-repeated="1020" table:default-cell-style-name="ce8"/>
        <table:table-row table:style-name="ro45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PROBLEMAS</text:p>
          </table:table-cell>
          <table:table-cell table:number-columns-repeated="1020"/>
        </table:table-row>
        <table:table-row table:style-name="ro46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7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48">
          <table:table-cell table:style-name="Default" table:number-columns-repeated="4"/>
          <table:table-cell table:style-name="ce42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19" table:default-cell-style-name="ce44"/>
        <table:table-column table:style-name="co20" table:default-cell-style-name="ce47"/>
        <table:table-column table:style-name="co8" table:default-cell-style-name="Default"/>
        <table:table-column table:style-name="co21" table:default-cell-style-name="Default"/>
        <table:table-row table:style-name="ro25">
          <table:table-cell table:style-name="ce41" office:value-type="string" calcext:value-type="string">
            <text:p>CPF</text:p>
          </table:table-cell>
          <table:table-cell table:style-name="ce45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3">
          <table:table-cell table:style-name="ce43" office:value-type="float" office:value="1607344521" calcext:value-type="float">
            <text:p>01607344521</text:p>
          </table:table-cell>
          <table:table-cell table:style-name="ce46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3">
          <table:table-cell table:style-name="ce43" office:value-type="float" office:value="51858550530" calcext:value-type="float">
            <text:p>51858550530</text:p>
          </table:table-cell>
          <table:table-cell table:style-name="ce46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9">
          <table:table-cell table:style-name="ce43"/>
          <table:table-cell table:style-name="ce46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43" office:value-type="float" office:value="1530880521" calcext:value-type="float" table:number-columns-spanned="1" table:number-rows-spanned="2">
            <text:p>01530880521</text:p>
          </table:table-cell>
          <table:table-cell table:style-name="ce46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607014590" calcext:value-type="float" table:number-columns-spanned="1" table:number-rows-spanned="2">
            <text:p>02607014590</text:p>
          </table:table-cell>
          <table:table-cell table:style-name="ce46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43"/>
          <table:table-cell table:style-name="ce46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1846903580" calcext:value-type="float" table:number-columns-spanned="1" table:number-rows-spanned="2">
            <text:p>01846903580</text:p>
          </table:table-cell>
          <table:table-cell table:style-name="ce46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43"/>
          <table:table-cell table:style-name="ce46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800413573" calcext:value-type="float" table:number-columns-spanned="1" table:number-rows-spanned="2">
            <text:p>02800413573</text:p>
          </table:table-cell>
          <table:table-cell table:style-name="ce46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43"/>
          <table:table-cell table:style-name="ce46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43" office:value-type="float" office:value="21839086025" calcext:value-type="float">
            <text:p>21839086025</text:p>
          </table:table-cell>
          <table:table-cell table:style-name="ce46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Sheet8" table:style-name="ta1">
        <table:table-column table:style-name="co22" table:default-cell-style-name="Default"/>
        <table:table-column table:style-name="co23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34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08:58:31.121226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2H52M40S</meta:editing-duration>
    <meta:editing-cycles>12</meta:editing-cycles>
    <dc:date>2019-03-27T13:40:04.723269043</dc:date>
    <meta:document-statistic meta:table-count="8" meta:cell-count="312" meta:object-count="0"/>
  </office:meta>
</office:document-meta>
</file>